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5a6" officeooo:paragraph-rsid="000fd5a6"/>
    </style:style>
    <style:style style:name="P2" style:family="paragraph" style:parent-style-name="Standard">
      <style:text-properties officeooo:rsid="001108c3" officeooo:paragraph-rsid="001108c3"/>
    </style:style>
    <style:style style:name="P3" style:family="paragraph" style:parent-style-name="Standard">
      <style:text-properties officeooo:rsid="0012aa3f" officeooo:paragraph-rsid="0012aa3f"/>
    </style:style>
    <style:style style:name="T1" style:family="text">
      <style:text-properties officeooo:rsid="00148f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ues</text:p>
      <text:p text:style-name="P1"/>
      <text:p text:style-name="P2">Achievement</text:p>
      <text:p text:style-name="P2">Affection</text:p>
      <text:p text:style-name="P2">Challenge</text:p>
      <text:p text:style-name="P2">Close Relationships</text:p>
      <text:p text:style-name="P2">Community</text:p>
      <text:p text:style-name="P2">Conformity</text:p>
      <text:p text:style-name="P2">Cooperation</text:p>
      <text:p text:style-name="P2">Efficiency</text:p>
      <text:p text:style-name="P2">Enthusiasm</text:p>
      <text:p text:style-name="P2">Friendships</text:p>
      <text:p text:style-name="P2">Growth</text:p>
      <text:p text:style-name="P2">Honesty</text:p>
      <text:p text:style-name="P2">Knowledge</text:p>
      <text:p text:style-name="P2">Meaningful Work</text:p>
      <text:p text:style-name="P2">Personal development</text:p>
      <text:p text:style-name="P2">Romance</text:p>
      <text:p text:style-name="P2">Tranquility</text:p>
      <text:p text:style-name="P2"/>
      <text:p text:style-name="P3">I think the value that most resonated with me would be valuing close relationships/friendships. <text:span text:style-name="T1">Friendships are pretty important to me since I tend to get social anxiety. It wasn't really easy for me to make friends before college so I've tended to value my friends highly. I've also really valued the communities that I choose to be a part of because I've found it comforting to be a part of a community that I identify wi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20:03:46.879333019</meta:creation-date>
    <dc:date>2015-05-03T21:58:04.462914586</dc:date>
    <meta:editing-duration>PT1H39M4S</meta:editing-duration>
    <meta:editing-cycles>6</meta:editing-cycles>
    <meta:generator>LibreOffice/4.3.7.2$Linux_X86_64 LibreOffice_project/430m0$Build-2</meta:generator>
    <meta:document-statistic meta:table-count="0" meta:image-count="0" meta:object-count="0" meta:page-count="1" meta:paragraph-count="19" meta:word-count="97" meta:character-count="617" meta:non-whitespace-character-count="538"/>
  </office:meta>
</office:document-meta>
</file>